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8ea71"/>
    </style:style>
    <style:style style:name="T1" style:family="text">
      <style:text-properties officeooo:rsid="0018ea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User: </text:span>b00ed5b21b6e83</text:p>
      <text:p text:style-name="P1"><text:span text:style-name="T1">password</text:span>: 7bf335b1</text:p>
      <text:p text:style-name="P1"><text:span text:style-name="T1">host: </text:span>us-cdbr-east-03.cleardb.com</text:p>
      <text:p text:style-name="P1"><text:span text:style-name="T1">data: </text:span>heroku_bcfbdc9d1a1d611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4T15:51:00.183957029</meta:creation-date>
    <dc:date>2021-05-24T15:54:59.652120851</dc:date>
    <meta:editing-duration>PT4M</meta:editing-duration>
    <meta:editing-cycles>1</meta:editing-cycles>
    <meta:document-statistic meta:table-count="0" meta:image-count="0" meta:object-count="0" meta:page-count="1" meta:paragraph-count="4" meta:word-count="8" meta:character-count="99" meta:non-whitespace-character-count="95"/>
    <meta:generator>LibreOffice/6.4.7.2$Linux_X86_64 LibreOffice_project/40$Build-2</meta:generator>
  </office:meta>
</office:document-meta>
</file>